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14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7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8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85036309824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2485036311184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7" office:value-type="string">
            <text:p text:style-name="P13">- <text:span text:style-name="T12">Create Back button function</text:span></text:p>
            <text:p text:style-name="P13">- <text:span text:style-name="T12">Create Print function</text:span></text:p>
            <text:p text:style-name="P13">- <text:span text:style-name="T12">Add Step Ladder Content</text:span></text:p>
            <text:p text:style-name="P13">- <text:span text:style-name="T12">Add Stair Content</text:span></text:p>
            <text:p text:style-name="P14">- <text:span text:style-name="T17">Add Background Img</text:span></text:p>
            <text:p text:style-name="P14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18">Bug<text:span text:style-name="T27">#1</text:span> </text:p>
            <text:p text:style-name="P18">- After calculate, click another tab won’t reset result field</text:p>
          </table:table-cell>
        </table:table-row>
        <table:table-row table:style-name="TableLine2485036310912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2485036320160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2485036325328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2485036311456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2485036321792">
          <table:table-cell table:style-name="Table1.A1" office:value-type="string">
            <text:p text:style-name="P16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6">-<text:span text:style-name="T27">Fix Bug#1</text:span>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2485036321792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- <text:span text:style-name="T28">Fix Different Calc Method </text:span><text:span text:style-name="T29">(Stair)</text:span></text:p>
            <text:p text:style-name="P17">- <text:span text:style-name="T27">Add Background Img</text:span></text:p>
            <text:p text:style-name="P17">- <text:span text:style-name="T27">Add Dwg</text:span></text:p>
          </table:table-cell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18T03:21:30.414000000</dc:date>
    <meta:editing-duration>P2DT23H46M34S</meta:editing-duration>
    <meta:editing-cycles>44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57" meta:word-count="237" meta:character-count="1304" meta:non-whitespace-character-count="1121"/>
  </office:meta>
</office:document-meta>
</file>